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6a9955" loext:opacity="100%" style:font-name="Consolas" fo:font-size="10.5pt" fo:font-weight="normal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b5cea8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form-container</text:span> {</text:p>
      <text:p text:style-name="P2">  <text:span text:style-name="T2">/*background-color: #f5f5f5;*/</text:span></text:p>
      <text:p text:style-name="P2">  <text:span text:style-name="T2">/*background-color: #f8f9fa; /*Claude*/</text:span></text:p>
      <text:p text:style-name="P2">  <text:span text:style-name="T3">background-color</text:span><text:span text:style-name="T4">: </text:span><text:span text:style-name="T5">#ffffff</text:span><text:span text:style-name="T4">;</text:span></text:p>
      <text:p text:style-name="P2">  <text:span text:style-name="T3">padding</text:span><text:span text:style-name="T4">: </text:span><text:span text:style-name="T6">30px</text:span><text:span text:style-name="T4"> </text:span><text:span text:style-name="T6">25px</text:span><text:span text:style-name="T4">; </text:span><text:span text:style-name="T2">/* un poco más de espacio interno */</text:span></text:p>
      <text:p text:style-name="P2">  <text:span text:style-name="T2">/*border-radius: 10px;*/</text:span></text:p>
      <text:p text:style-name="P2">  <text:span text:style-name="T3">border-radius</text:span><text:span text:style-name="T4">: </text:span><text:span text:style-name="T6">15px</text:span><text:span text:style-name="T4">;  </text:span><text:span text:style-name="T2">/*Claude más redondeado que 10px */</text:span><text:span text:style-name="T4">  </text:span></text:p>
      <text:p text:style-name="P2">  <text:span text:style-name="T2">/*max-width: 600px;   más ancho que antes */</text:span></text:p>
      <text:p text:style-name="P2">  <text:span text:style-name="T3">max-width</text:span><text:span text:style-name="T4">: </text:span><text:span text:style-name="T6">800px</text:span><text:span text:style-name="T4">;</text:span></text:p>
      <text:p text:style-name="P2">  <text:span text:style-name="T2">/*width: 90%;         se adapta a pantallas más pequeñas */</text:span></text:p>
      <text:p text:style-name="P2">  <text:span text:style-name="T3">width</text:span><text:span text:style-name="T4">: </text:span><text:span text:style-name="T6">95%</text:span><text:span text:style-name="T4">; </text:span><text:span text:style-name="T2">/*Claude*/</text:span></text:p>
      <text:p text:style-name="P2">  <text:span text:style-name="T3">margin</text:span><text:span text:style-name="T4">: </text:span><text:span text:style-name="T6">40px</text:span><text:span text:style-name="T4"> </text:span><text:span text:style-name="T5">auto</text:span><text:span text:style-name="T4">;  </text:span><text:span text:style-name="T2">/* más separación arriba y abajo */</text:span></text:p>
      <text:p text:style-name="P2">  <text:span text:style-name="T2">/* Forzar centrado perfecto */</text:span></text:p>
      <text:p text:style-name="P2">  </text:p>
      <text:p text:style-name="P2">  <text:span text:style-name="T2">/*box-shadow: 0 0 12px rgba(0, 0, 0, 0.15);*/</text:span></text:p>
      <text:p text:style-name="P2">  <text:span text:style-name="T2">/*box-shadow: 0 8px 25px rgba(0, 0, 0, 0.1); /* Claude sombra más suave y moderna */</text:span></text:p>
      <text:p text:style-name="P2">  <text:span text:style-name="T3">box-shadow</text:span><text:span text:style-name="T4">: </text:span><text:span text:style-name="T6">0</text:span><text:span text:style-name="T4"> </text:span><text:span text:style-name="T6">10px</text:span><text:span text:style-name="T4"> </text:span><text:span text:style-name="T6">30px</text:span><text:span text:style-name="T4"> </text:span><text:span text:style-name="T7">rgba</text:span><text:span text:style-name="T4">(</text:span><text:span text:style-name="T6">0</text:span><text:span text:style-name="T4">, </text:span><text:span text:style-name="T6">0</text:span><text:span text:style-name="T4">, </text:span><text:span text:style-name="T6">0</text:span><text:span text:style-name="T4">, </text:span><text:span text:style-name="T6">0.2</text:span><text:span text:style-name="T4">); </text:span><text:span text:style-name="T2">/* Claude La clave está en esta sombra más pronunciada */</text:span></text:p>
      <text:p text:style-name="P2">  <text:span text:style-name="T3">border</text:span><text:span text:style-name="T4">: </text:span><text:span text:style-name="T6">1px</text:span><text:span text:style-name="T4"> </text:span><text:span text:style-name="T5">solid</text:span><text:span text:style-name="T4"> </text:span><text:span text:style-name="T5">#dee2e6</text:span><text:span text:style-name="T4">;</text:span></text:p>
      <text:p text:style-name="P1">}</text:p>
      <text:p text:style-name="P3"/>
      <text:p text:style-name="P1"><text:span text:style-name="T1">form</text:span> <text:span text:style-name="T1">label</text:span> {</text:p>
      <text:p text:style-name="P2">  <text:span text:style-name="T3">display</text:span><text:span text:style-name="T4">: </text:span><text:span text:style-name="T5">block</text:span><text:span text:style-name="T4">;</text:span></text:p>
      <text:p text:style-name="P2">  <text:span text:style-name="T3">margin-bottom</text:span><text:span text:style-name="T4">: </text:span><text:span text:style-name="T6">10px</text:span><text:span text:style-name="T4">;</text:span></text:p>
      <text:p text:style-name="P2">  <text:span text:style-name="T3">font-weight</text:span><text:span text:style-name="T4">: </text:span><text:span text:style-name="T5">bold</text:span><text:span text:style-name="T4">;</text:span></text:p>
      <text:p text:style-name="P1">}</text:p>
      <text:p text:style-name="P3"/>
      <text:p text:style-name="P1"><text:span text:style-name="T1">input</text:span>[<text:span text:style-name="T8">type</text:span><text:span text:style-name="T9">=</text:span><text:span text:style-name="T10">"text"</text:span>],</text:p>
      <text:p text:style-name="P1"><text:span text:style-name="T1">input</text:span>[<text:span text:style-name="T8">type</text:span><text:span text:style-name="T9">=</text:span><text:span text:style-name="T10">"number"</text:span>],</text:p>
      <text:p text:style-name="P1"><text:span text:style-name="T1">input</text:span>[<text:span text:style-name="T8">type</text:span><text:span text:style-name="T9">=</text:span><text:span text:style-name="T10">"date"</text:span>] {</text:p>
      <text:p text:style-name="P2">  <text:span text:style-name="T3">width</text:span><text:span text:style-name="T4">: </text:span><text:span text:style-name="T6">90%</text:span><text:span text:style-name="T4">;</text:span></text:p>
      <text:p text:style-name="P2">  <text:span text:style-name="T3">padding</text:span><text:span text:style-name="T4">: </text:span><text:span text:style-name="T6">10px</text:span><text:span text:style-name="T4">;</text:span></text:p>
      <text:p text:style-name="P2">  <text:span text:style-name="T3">margin-top</text:span><text:span text:style-name="T4">: </text:span><text:span text:style-name="T6">5px</text:span><text:span text:style-name="T4">;</text:span></text:p>
      <text:p text:style-name="P2">  <text:span text:style-name="T3">margin-bottom</text:span><text:span text:style-name="T4">: </text:span><text:span text:style-name="T6">15px</text:span><text:span text:style-name="T4">;</text:span></text:p>
      <text:p text:style-name="P2">  <text:span text:style-name="T3">border</text:span><text:span text:style-name="T4">: </text:span><text:span text:style-name="T6">1px</text:span><text:span text:style-name="T4"> </text:span><text:span text:style-name="T5">solid</text:span><text:span text:style-name="T4"> </text:span><text:span text:style-name="T5">#ccc</text:span><text:span text:style-name="T4">;</text:span></text:p>
      <text:p text:style-name="P2">  <text:span text:style-name="T3">border-radius</text:span><text:span text:style-name="T4">: </text:span><text:span text:style-name="T6">6px</text:span><text:span text:style-name="T4">;</text:span></text:p>
      <text:p text:style-name="P2">  <text:span text:style-name="T3">font-size</text:span><text:span text:style-name="T4">: </text:span><text:span text:style-name="T6">1rem</text:span><text:span text:style-name="T4">;</text:span></text:p>
      <text:p text:style-name="P1">}</text:p>
      <text:p text:style-name="P3"/>
      <text:p text:style-name="P1"><text:span text:style-name="T1">button</text:span> {</text:p>
      <text:p text:style-name="P2">  <text:span text:style-name="T3">margin-top</text:span><text:span text:style-name="T4">: </text:span><text:span text:style-name="T6">20px</text:span><text:span text:style-name="T4">;</text:span></text:p>
      <text:p text:style-name="P2">  <text:span text:style-name="T3">padding</text:span><text:span text:style-name="T4">: </text:span><text:span text:style-name="T6">12px</text:span><text:span text:style-name="T4">;</text:span></text:p>
      <text:p text:style-name="P2">  <text:span text:style-name="T3">width</text:span><text:span text:style-name="T4">: </text:span><text:span text:style-name="T6">100%</text:span><text:span text:style-name="T4">;</text:span></text:p>
      <text:p text:style-name="P2">  <text:span text:style-name="T3">background-color</text:span><text:span text:style-name="T4">: </text:span><text:span text:style-name="T5">#0088fe</text:span><text:span text:style-name="T4">;</text:span></text:p>
      <text:p text:style-name="P2">  <text:span text:style-name="T3">color</text:span><text:span text:style-name="T4">: </text:span><text:span text:style-name="T5">white</text:span><text:span text:style-name="T4">;</text:span></text:p>
      <text:p text:style-name="P2">  <text:span text:style-name="T3">border</text:span><text:span text:style-name="T4">: </text:span><text:span text:style-name="T5">none</text:span><text:span text:style-name="T4">;</text:span></text:p>
      <text:p text:style-name="P2">  <text:span text:style-name="T3">border-radius</text:span><text:span text:style-name="T4">: </text:span><text:span text:style-name="T6">6px</text:span><text:span text:style-name="T4">;</text:span></text:p>
      <text:p text:style-name="P2">  <text:span text:style-name="T3">cursor</text:span><text:span text:style-name="T4">: </text:span><text:span text:style-name="T5">pointer</text:span><text:span text:style-name="T4">;</text:span></text:p>
      <text:p text:style-name="P2">  <text:span text:style-name="T3">font-size</text:span><text:span text:style-name="T4">: </text:span><text:span text:style-name="T6">1rem</text:span><text:span text:style-name="T4">;</text:span></text:p>
      <text:p text:style-name="P1">}</text:p>
      <text:p text:style-name="P3"><text:soft-page-break/></text:p>
      <text:p text:style-name="P1"><text:span text:style-name="T1">button:hover</text:span> {</text:p>
      <text:p text:style-name="P2">  <text:span text:style-name="T3">background-color</text:span><text:span text:style-name="T4">: </text:span><text:span text:style-name="T5">#006fcb</text:span><text:span text:style-name="T4">;</text:span></text:p>
      <text:p text:style-name="P1">}</text:p>
      <text:p text:style-name="P3"/>
      <text:p text:style-name="P1"><text:span text:style-name="T1">.error</text:span> {</text:p>
      <text:p text:style-name="P2">  <text:span text:style-name="T3">color</text:span><text:span text:style-name="T4">: </text:span><text:span text:style-name="T5">red</text:span><text:span text:style-name="T4">;</text:span></text:p>
      <text:p text:style-name="P2">  <text:span text:style-name="T3">font-size</text:span><text:span text:style-name="T4">: </text:span><text:span text:style-name="T6">0.9rem</text:span><text:span text:style-name="T4">;</text:span></text:p>
      <text:p text:style-name="P2">  <text:span text:style-name="T3">margin-bottom</text:span><text:span text:style-name="T4">: </text:span><text:span text:style-name="T6">10px</text:span><text:span text:style-name="T4">;</text:span></text:p>
      <text:p text:style-name="P1">}</text:p>
      <text:p text:style-name="P3"/>
      <text:p text:style-name="P1"><text:span text:style-name="T1">.success</text:span> {</text:p>
      <text:p text:style-name="P2">  <text:span text:style-name="T3">color</text:span><text:span text:style-name="T4">: </text:span><text:span text:style-name="T5">green</text:span><text:span text:style-name="T4">;</text:span></text:p>
      <text:p text:style-name="P2">  <text:span text:style-name="T3">font-size</text:span><text:span text:style-name="T4">: </text:span><text:span text:style-name="T6">0.95rem</text:span><text:span text:style-name="T4">;</text:span></text:p>
      <text:p text:style-name="P2">  <text:span text:style-name="T3">margin-bottom</text:span><text:span text:style-name="T4">: </text:span><text:span text:style-name="T6">10px</text:span><text:span text:style-name="T4">;</text:span></text:p>
      <text:p text:style-name="P2">  <text:span text:style-name="T3">font-weight</text:span><text:span text:style-name="T4">: </text:span><text:span text:style-name="T5">bold</text:span><text:span text:style-name="T4">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5:18:20.736735600</meta:creation-date>
    <dc:date>2025-08-29T15:18:38.191013500</dc:date>
    <meta:editing-duration>PT1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60" meta:word-count="191" meta:character-count="1404" meta:non-whitespace-character-count="1170"/>
  </office:meta>
</office:document-meta>
</file>